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</text:p>
          </table:table-cell>
          <table:table-cell table:style-name="ce2"/>
        </table:table-row>
        <table:table-row table:style-name="ro1">
          <table:table-cell office:value-type="string" calcext:value-type="string">
            <text:p>Rocco</text:p>
          </table:table-cell>
          <table:table-cell office:value-type="string" calcext:value-type="string">
            <text:p>moose</text:p>
          </table:table-cell>
          <table:table-cell office:value-type="date" office:date-value="2021-05-03" calcext:value-type="date">
            <text:p>05/03/21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the snake</text:p>
          </table:table-cell>
          <table:table-cell office:value-type="date" office:date-value="2022-05-07" calcext:value-type="date">
            <text:p>05/07/22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string" calcext:value-type="string">
            <text:p>Anthony G.</text:p>
          </table:table-cell>
          <table:table-cell office:value-type="string" calcext:value-type="string">
            <text:p>pretty boy G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Al P.</text:p>
          </table:table-cell>
          <table:table-cell office:value-type="string" calcext:value-type="string">
            <text:p>scarface</text:p>
          </table:table-cell>
          <table:table-cell office:value-type="date" office:date-value="2021-05-11" calcext:value-type="date">
            <text:p>05/11/2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Al C.</text:p>
          </table:table-cell>
          <table:table-cell office:value-type="string" calcext:value-type="string">
            <text:p>snorky</text:p>
          </table:table-cell>
          <table:table-cell office:value-type="date" office:date-value="2021-05-11" calcext:value-type="date">
            <text:p>05/11/21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oday’s date:</text:p>
          </table:table-cell>
          <table:table-cell table:style-name="ce2" office:value-type="date" office:date-value="2023-10-09" calcext:value-type="date">
            <text:p>10/09/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21:22:52.391670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5:37:11.789632715</meta:creation-date>
    <dc:date>2023-10-08T21:32:20.984493354</dc:date>
    <meta:editing-duration>P1DT10H38M44S</meta:editing-duration>
    <meta:editing-cycles>3</meta:editing-cycles>
    <meta:generator>LibreOffice/7.5.6.2$Linux_X86_64 LibreOffice_project/50$Build-2</meta:generator>
    <meta:document-statistic meta:table-count="1" meta:cell-count="26" meta:object-count="0"/>
  </office:meta>
</office:document-meta>
</file>